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5.293cm" table:align="left" style:writing-mode="lr-tb"/>
    </style:style>
    <style:style style:name="表格1.A" style:family="table-column">
      <style:table-column-properties style:column-width="15.293cm"/>
    </style:style>
    <style:style style:name="表格1.1" style:family="table-row">
      <style:table-row-properties style:min-row-height="3.81cm" fo:keep-together="auto"/>
    </style:style>
    <style:style style:name="表格1.A1" style:family="table-cell">
      <style:table-cell-properties style:vertical-align="top" fo:padding-left="0.049cm" fo:padding-right="0.049cm" fo:padding-top="0cm" fo:padding-bottom="0cm" fo:border="1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-asian="標楷體"/>
    </style:style>
    <style:style style:name="P3" style:family="paragraph" style:parent-style-name="Standard">
      <style:paragraph-properties fo:line-height="0.706cm" style:snap-to-layout-grid="false"/>
      <style:text-properties style:font-name-asian="標楷體"/>
    </style:style>
    <style:style style:name="P4" style:family="paragraph" style:parent-style-name="Standard">
      <style:paragraph-properties fo:line-height="0.706cm" style:snap-to-layout-grid="false"/>
      <style:text-properties style:font-name-asian="標楷體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size="16pt" style:font-name-asian="標楷體" style:font-size-asian="16pt"/>
    </style:style>
    <style:style style:name="P7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style:font-name-asian="標楷體" style:font-size-asian="14pt"/>
    </style:style>
    <style:style style:name="P8" style:family="paragraph" style:parent-style-name="Standard">
      <style:paragraph-properties fo:text-align="justify" style:justify-single-word="false"/>
      <style:text-properties fo:font-size="14pt" style:font-name-asian="標楷體" style:font-size-asian="14pt" loext:padding="0cm" loext:border="0.51pt solid #000000"/>
    </style:style>
    <style:style style:name="P9" style:family="paragraph" style:parent-style-name="Standard">
      <style:paragraph-properties fo:text-align="justify" style:justify-single-word="false" style:snap-to-layout-grid="false"/>
      <style:text-properties fo:font-size="14pt" style:font-name-asian="標楷體" style:font-size-asian="14pt" loext:padding="0cm" loext:border="0.51pt solid #000000"/>
    </style:style>
    <style:style style:name="P10" style:family="paragraph" style:parent-style-name="Standard">
      <style:paragraph-properties style:snap-to-layout-grid="false"/>
      <style:text-properties fo:font-size="14pt" style:font-name-asian="標楷體" style:font-size-asian="14pt"/>
    </style:style>
    <style:style style:name="P11" style:family="paragraph" style:parent-style-name="Standard">
      <style:paragraph-properties fo:line-height="0.706cm" style:snap-to-layout-grid="false"/>
      <style:text-properties fo:font-size="14pt" style:font-name-asian="標楷體" style:font-size-asian="14pt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 fo:line-height="0.706cm" style:snap-to-layout-grid="false"/>
    </style:style>
    <style:style style:name="P14" style:family="paragraph" style:parent-style-name="Standard">
      <style:paragraph-properties fo:margin-left="0cm" fo:margin-right="0cm" fo:margin-top="0.318cm" fo:margin-bottom="0cm" loext:contextual-spacing="false" fo:text-indent="0.316cm" style:auto-text-indent="false" style:snap-to-layout-grid="false"/>
    </style:style>
    <style:style style:name="P15" style:family="paragraph" style:parent-style-name="Standard">
      <style:paragraph-properties fo:margin-left="0.318cm" fo:margin-right="0cm" fo:line-height="0.706cm" fo:text-indent="0cm" style:auto-text-indent="false" style:snap-to-layout-grid="false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size="20pt" style:font-name-asian="標楷體" style:font-size-asian="20pt"/>
    </style:style>
    <style:style style:name="T1" style:family="text">
      <style:text-properties fo:font-size="20pt" style:font-name-asian="標楷體" style:font-size-asian="20pt"/>
    </style:style>
    <style:style style:name="T2" style:family="text">
      <style:text-properties fo:font-size="20pt" style:font-name-asian="標楷體" style:font-size-asian="20pt"/>
    </style:style>
    <style:style style:name="T3" style:family="text">
      <style:text-properties style:font-name-asian="標楷體"/>
    </style:style>
    <style:style style:name="T4" style:family="text">
      <style:text-properties style:font-name-asian="標楷體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style:font-name-asian="標楷體"/>
    </style:style>
    <style:style style:name="T7" style:family="text">
      <style:text-properties fo:font-size="14pt" style:text-underline-style="solid" style:text-underline-width="auto" style:text-underline-color="font-color" style:font-name-asian="Times New Roman" style:font-size-asian="14pt"/>
    </style:style>
    <style:style style:name="T8" style:family="text">
      <style:text-properties fo:font-size="14pt" style:text-underline-style="solid" style:text-underline-width="auto" style:text-underline-color="font-color" style:font-name-asian="標楷體" style:font-size-asian="14pt"/>
    </style:style>
    <style:style style:name="T9" style:family="text">
      <style:text-properties fo:font-size="14pt" style:text-underline-style="solid" style:text-underline-width="auto" style:text-underline-color="font-color" style:font-name-asian="標楷體" style:font-size-asian="14pt"/>
    </style:style>
    <style:style style:name="T10" style:family="text">
      <style:text-properties fo:font-size="14pt" style:font-name-asian="標楷體" style:font-size-asian="14pt"/>
    </style:style>
    <style:style style:name="T11" style:family="text">
      <style:text-properties fo:font-size="14pt" style:font-name-asian="標楷體" style:font-size-asian="14pt" loext:padding="0cm" loext:border="0.51pt solid #000000"/>
    </style:style>
    <style:style style:name="T12" style:family="text">
      <style:text-properties fo:font-size="14pt" style:font-name-asian="標楷體" style:font-size-asian="14pt"/>
    </style:style>
    <style:style style:name="T13" style:family="text">
      <style:text-properties fo:font-size="14pt" style:font-name-asian="Times New Roman" style:font-size-asian="14pt"/>
    </style:style>
    <style:style style:name="T14" style:family="text">
      <style:text-properties style:font-name-asian="Times New Roman"/>
    </style:style>
    <style:style style:name="T15" style:family="text">
      <style:text-properties fo:font-size="16pt" style:font-name-asian="標楷體" style:font-size-asian="16pt"/>
    </style:style>
    <style:style style:name="T16" style:family="text">
      <style:text-properties fo:font-size="16pt" style:text-underline-style="solid" style:text-underline-width="auto" style:text-underline-color="font-color" style:font-name-asian="標楷體" style:font-size-asian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平面顯示技術碩士學位學程</text:p>
      <text:p text:style-name="P1"><text:span text:style-name="T1">選修非本</text:span><text:span text:style-name="T1">學程</text:span><text:span text:style-name="T1">課程申請表</text:span></text:p>
      <text:p text:style-name="P2">申請日期：<text:tab/>年<text:tab/>月<text:tab/>日</text:p>
      <text:p text:style-name="P2"/>
      <text:p text:style-name="P5"><text:span text:style-name="T7"><text:s text:c="3"/></text:span><text:span text:style-name="T10">學年度</text:span><text:span text:style-name="T13"> </text:span><text:span text:style-name="T7"><text:s text:c="3"/></text:span><text:span text:style-name="T10">學期</text:span><text:span text:style-name="T13"> <text:s text:c="2"/></text:span><text:span text:style-name="T10">學生姓名：</text:span><text:span text:style-name="T8"><text:tab/><text:tab/><text:tab/><text:tab/> </text:span><text:span text:style-name="T10"><text:s/>學號：</text:span><text:span text:style-name="T8"><text:tab/><text:tab/><text:tab/> <text:s text:c="2"/></text:span></text:p>
      <text:p text:style-name="P6">擬選修</text:p>
      <text:p text:style-name="P5"><text:span text:style-name="T8"><text:tab/><text:tab/><text:tab/><text:tab/><text:tab/><text:tab/></text:span><text:span text:style-name="T10">(所) <text:s/>課程名稱：</text:span><text:span text:style-name="T8"><text:tab/><text:tab/><text:tab/><text:tab/><text:tab/><text:tab/><text:tab/> <text:s text:c="2"/></text:span></text:p>
      <text:p text:style-name="P5"><text:span text:style-name="T10">授課老師為</text:span><text:span text:style-name="T8"><text:tab/><text:tab/><text:tab/><text:tab/> </text:span><text:span text:style-name="T10">當學期課號</text:span><text:span text:style-name="T8"><text:tab/><text:tab/><text:tab/> </text:span><text:span text:style-name="T10">永久課號</text:span><text:span text:style-name="T8"><text:tab/><text:tab/> <text:s text:c="5"/></text:span></text:p>
      <text:p text:style-name="P7"/>
      <text:p text:style-name="P5"><text:span text:style-name="T16">說明選修理由如下</text:span><text:span text:style-name="T15">：</text:span>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9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10"/>
      <text:p text:style-name="P12"><text:span text:style-name="T10">1.任課老師</text:span><text:span text:style-name="T8">同意</text:span><text:span text:style-name="T10">簽名欄：</text:span><text:span text:style-name="T8"><text:tab/><text:tab/><text:tab/><text:tab/><text:tab/></text:span><text:span text:style-name="T8"> <text:s text:c="3"/></text:span><text:span text:style-name="T8"><text:tab/></text:span></text:p>
      <text:p text:style-name="P14"><text:span text:style-name="T10">任課老師</text:span><text:span text:style-name="T8">不同意</text:span><text:span text:style-name="T10">簽名：</text:span><text:span text:style-name="T8"><text:tab/><text:tab/><text:tab/><text:tab/><text:tab/></text:span><text:span text:style-name="T8"> <text:s text:c="3"/></text:span><text:span text:style-name="T8"><text:tab/></text:span><text:span text:style-name="T10">（請簽名或蓋章）</text:span></text:p>
      <text:p text:style-name="P11"/>
      <text:p text:style-name="P13"><text:span text:style-name="T10">2.指導教授同意簽名欄：</text:span><text:span text:style-name="T8"><text:tab/><text:tab/><text:tab/><text:tab/></text:span><text:span text:style-name="T8"> <text:s text:c="3"/></text:span><text:span text:style-name="T8"><text:tab/><text:tab/></text:span><text:span text:style-name="T10">（請簽名或蓋章）</text:span></text:p>
      <text:p text:style-name="P15"><text:span text:style-name="T14">※</text:span><text:span text:style-name="T3">擬承認此門為專業科目；並將其納入畢業</text:span><text:span text:style-name="T3">36</text:span><text:span text:style-name="T3">學分內。</text:span></text:p>
      <text:p text:style-name="P3"/>
      <text:p text:style-name="P13"><text:span text:style-name="T10">3</text:span><text:span text:style-name="T10">.</text:span><text:span text:style-name="T10">學程召集人</text:span><text:span text:style-name="T10">同意簽名欄：</text:span><text:span text:style-name="T8"><text:tab/><text:tab/><text:tab/><text:tab/></text:span><text:span text:style-name="T8"> <text:s text:c="3"/></text:span><text:span text:style-name="T8"><text:tab/><text:tab/></text:span><text:span text:style-name="T10">（請簽名或蓋章）</text:span></text:p>
      <text:p text:style-name="P13"><text:span text:style-name="T14">※</text:span><text:span text:style-name="T3">擬承認此門為專業科目；並將其納入畢業</text:span><text:span text:style-name="T3">36</text:span><text:span text:style-name="T3">學分內。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營建技術與管理專班選修非本專班課程申請表</dc:title>
    <meta:initial-creator>雅聿</meta:initial-creator>
    <meta:creation-date>2003-05-06T11:46:00</meta:creation-date>
    <dc:creator>coe</dc:creator>
    <dc:date>2007-05-24T11:43:00</dc:date>
    <meta:editing-cycles>12</meta:editing-cycles>
    <meta:editing-duration>PT3M</meta:editing-duration>
    <meta:document-statistic meta:table-count="1" meta:image-count="0" meta:object-count="0" meta:page-count="1" meta:paragraph-count="14" meta:word-count="194" meta:character-count="299" meta:non-whitespace-character-count="199"/>
    <meta:generator>LibreOffice/5.1.4.2$Windows_x86 LibreOffice_project/f99d75f39f1c57ebdd7ffc5f42867c12031db97a</meta:generator>
  </office:meta>
</office:document-meta>
</file>